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6"/>
    <style:style style:name="ce3" style:family="table-cell" style:parent-style-name="Default" style:data-style-name="N128"/>
  </office:automatic-styles>
  <office:body>
    <office:spreadsheet>
      <table:calculation-settings table:automatic-find-labels="false"/>
      <table:table table:name="MsqQueue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ssage Size (Byte)</text:p>
          </table:table-cell>
          <table:table-cell table:formula="of:=256+2" office:value-type="float" office:value="258" calcext:value-type="float">
            <text:p>258</text:p>
          </table:table-cell>
          <table:table-cell table:formula="of:=512 +2" office:value-type="float" office:value="514" calcext:value-type="float">
            <text:p>514</text:p>
          </table:table-cell>
          <table:table-cell table:formula="of:=2+1024" office:value-type="float" office:value="1026" calcext:value-type="float">
            <text:p>1026</text:p>
          </table:table-cell>
          <table:table-cell table:formula="of:=2+4096" office:value-type="float" office:value="4098" calcext:value-type="float">
            <text:p>4098</text:p>
          </table:table-cell>
          <table:table-cell table:formula="of:=640*480*3/128" office:value-type="float" office:value="7200" calcext:value-type="float">
            <text:p>7200</text:p>
          </table:table-cell>
          <table:table-cell table:formula="of:=640*480*3/64" office:value-type="float" office:value="14400" calcext:value-type="float">
            <text:p>14400</text:p>
          </table:table-cell>
          <table:table-cell table:formula="of:=640*480*3/32" office:value-type="float" office:value="28800" calcext:value-type="float">
            <text:p>28800</text:p>
          </table:table-cell>
          <table:table-cell table:formula="of:=640*480*3/16" office:value-type="float" office:value="57600" calcext:value-type="float">
            <text:p>576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itilization of Message Queue</text:p>
          </table:table-cell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verhead Message Pass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ndTri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13:.B112])" office:value-type="float" office:value="0.25268" calcext:value-type="float">
            <text:p>0.25268</text:p>
          </table:table-cell>
          <table:table-cell table:formula="of:=AVERAGE( [.C13:.C112])" office:value-type="float" office:value="0.26357" calcext:value-type="float">
            <text:p>0.26357</text:p>
          </table:table-cell>
          <table:table-cell table:formula="of:=AVERAGE( [.D13:.D112])" office:value-type="float" office:value="0.24567" calcext:value-type="float">
            <text:p>0.24567</text:p>
          </table:table-cell>
          <table:table-cell table:formula="of:=AVERAGE( [.E13:.E112])" office:value-type="float" office:value="0.26004" calcext:value-type="float">
            <text:p>0.26004</text:p>
          </table:table-cell>
          <table:table-cell table:formula="of:=AVERAGE( [.F13:.F112])" office:value-type="float" office:value="0.24457" calcext:value-type="float">
            <text:p>0.24457</text:p>
          </table:table-cell>
          <table:table-cell table:formula="of:=AVERAGE( [.G13:.G112])" office:value-type="float" office:value="0.2537" calcext:value-type="float">
            <text:p>0.2537</text:p>
          </table:table-cell>
          <table:table-cell table:formula="of:=AVERAGE( [.H13:.H112])" office:value-type="float" office:value="0.2537" calcext:value-type="float">
            <text:p>0.2537</text:p>
          </table:table-cell>
          <table:table-cell table:formula="of:=AVERAGE( [.I13:.I112])" office:value-type="float" office:value="0.30857" calcext:value-type="float">
            <text:p>0.30857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ce2" table:formula="of:=STDEV([.B13:.B112])" office:value-type="float" office:value="0.150584040094935" calcext:value-type="float">
            <text:p>0.15058</text:p>
          </table:table-cell>
          <table:table-cell table:style-name="ce2" table:formula="of:=STDEV([.C13:.C112])" office:value-type="float" office:value="0.160807511194489" calcext:value-type="float">
            <text:p>0.16081</text:p>
          </table:table-cell>
          <table:table-cell table:style-name="ce2" table:formula="of:=STDEV([.D13:.D112])" office:value-type="float" office:value="0.132504930725866" calcext:value-type="float">
            <text:p>0.13250</text:p>
          </table:table-cell>
          <table:table-cell table:style-name="ce2" table:formula="of:=STDEV([.E13:.E112])" office:value-type="float" office:value="0.158428004870581" calcext:value-type="float">
            <text:p>0.15843</text:p>
          </table:table-cell>
          <table:table-cell table:style-name="ce2" table:formula="of:=STDEV([.F13:.F112])" office:value-type="float" office:value="0.107432408160817" calcext:value-type="float">
            <text:p>0.10743</text:p>
          </table:table-cell>
          <table:table-cell table:style-name="ce2" table:formula="of:=STDEV([.G13:.G112])" office:value-type="float" office:value="0.139101772204034" calcext:value-type="float">
            <text:p>0.13910</text:p>
          </table:table-cell>
          <table:table-cell table:style-name="ce2" table:formula="of:=STDEV([.H13:.H112])" office:value-type="float" office:value="0.139101772204034" calcext:value-type="float">
            <text:p>0.13910</text:p>
          </table:table-cell>
          <table:table-cell table:style-name="ce2" table:formula="of:=STDEV([.I13:.I112])" office:value-type="float" office:value="0.126196196055943" calcext:value-type="float">
            <text:p>0.126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.153" calcext:value-type="float">
            <text:p>0.1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/>
          <table:table-cell office:value-type="float" office:value="0.274" calcext:value-type="float">
            <text:p>0.27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table:number-columns-repeated="4"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183" calcext:value-type="float">
            <text:p>0.18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977" calcext:value-type="float">
            <text:p>0.977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1.099" calcext:value-type="float">
            <text:p>1.099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1.282" calcext:value-type="float">
            <text:p>1.282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1.037" calcext:value-type="float">
            <text:p>1.037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table:number-columns-repeated="5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1.038" calcext:value-type="float">
            <text:p>1.038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1.007" calcext:value-type="float">
            <text:p>1.00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1.008" calcext:value-type="float">
            <text:p>1.008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4"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table:number-columns-repeated="4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1.007" calcext:value-type="float">
            <text:p>1.007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977" calcext:value-type="float">
            <text:p>0.97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4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7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1.129" calcext:value-type="float">
            <text:p>1.129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976" calcext:value-type="float">
            <text:p>0.97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946" calcext:value-type="float">
            <text:p>0.946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396" calcext:value-type="float">
            <text:p>0.39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397" calcext:value-type="float">
            <text:p>0.39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4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946" calcext:value-type="float">
            <text:p>0.946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5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946" calcext:value-type="float">
            <text:p>0.946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977" calcext:value-type="float">
            <text:p>0.97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396" calcext:value-type="float">
            <text:p>0.396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4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946" calcext:value-type="float">
            <text:p>0.946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823" calcext:value-type="float">
            <text:p>0.82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</table:table-row>
      </table:table>
      <table:table table:name="PoolNotify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of-Dsp-int-pool</text:p>
          </table:table-cell>
          <table:table-cell office:value-type="string" calcext:value-type="string">
            <text:p>f6e4c8bf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formula="of:=228*367" office:value-type="float" office:value="83676" calcext:value-type="float">
            <text:p>8367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Time</text:p>
          </table:table-cell>
          <table:table-cell table:style-name="ce3" table:formula="of:=AVERAGE([.B10:.B43])" office:value-type="float" office:value="2.64064705882353" calcext:value-type="float">
            <text:p>2.641</text:p>
          </table:table-cell>
          <table:table-cell office:value-type="string" calcext:value-type="string">
            <text:p>Comm. Time</text:p>
          </table:table-cell>
          <table:table-cell table:style-name="ce3" table:formula="of:=AVERAGE([.D10:.D43])" office:value-type="float" office:value="1.75023529411765" calcext:value-type="float">
            <text:p>1.750</text:p>
          </table:table-cell>
          <table:table-cell office:value-type="string" calcext:value-type="string">
            <text:p>ProcessingTime</text:p>
          </table:table-cell>
          <table:table-cell table:style-name="ce3" table:formula="of:=AVERAGE([.F10:.F43])" office:value-type="float" office:value="0.879764705882353" calcext:value-type="float">
            <text:p>0.880</text:p>
          </table:table-cell>
        </table:table-row>
        <table:table-row table:style-name="ro1">
          <table:table-cell/>
          <table:table-cell table:style-name="ce3" table:formula="of:=STDEV([.B10:.B43])" office:value-type="float" office:value="0.0673407807250785" calcext:value-type="float">
            <text:p>0.067</text:p>
          </table:table-cell>
          <table:table-cell/>
          <table:table-cell table:style-name="ce3" table:formula="of:=STDEV([.D10:.D43])" office:value-type="float" office:value="0.0450690102650869" calcext:value-type="float">
            <text:p>0.045</text:p>
          </table:table-cell>
          <table:table-cell/>
          <table:table-cell table:style-name="ce3" table:formula="of:=STDEV([.F10:.F43])" office:value-type="float" office:value="0.0371916077398452" calcext:value-type="float">
            <text:p>0.0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.838" calcext:value-type="float">
            <text:p>2.838</text:p>
          </table:table-cell>
          <table:table-cell/>
          <table:table-cell office:value-type="float" office:value="1.862" calcext:value-type="float">
            <text:p>1.862</text:p>
          </table:table-cell>
          <table:table-cell/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747" calcext:value-type="float">
            <text:p>2.747</text:p>
          </table:table-cell>
          <table:table-cell/>
          <table:table-cell office:value-type="float" office:value="1.801" calcext:value-type="float">
            <text:p>1.801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686" calcext:value-type="float">
            <text:p>2.686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915" calcext:value-type="float">
            <text:p>0.915</text:p>
          </table:table-cell>
        </table:table-row>
        <table:table-row table:style-name="ro1">
          <table:table-cell/>
          <table:table-cell office:value-type="float" office:value="2.625" calcext:value-type="float">
            <text:p>2.625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831" calcext:value-type="float">
            <text:p>1.831</text:p>
          </table:table-cell>
          <table:table-cell/>
          <table:table-cell office:value-type="float" office:value="0.793" calcext:value-type="float">
            <text:p>0.793</text:p>
          </table:table-cell>
        </table:table-row>
        <table:table-row table:style-name="ro1">
          <table:table-cell/>
          <table:table-cell office:value-type="float" office:value="2.533" calcext:value-type="float">
            <text:p>2.533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24" calcext:value-type="float">
            <text:p>0.824</text:p>
          </table:table-cell>
        </table:table-row>
        <table:table-row table:style-name="ro1">
          <table:table-cell/>
          <table:table-cell office:value-type="float" office:value="2.625" calcext:value-type="float">
            <text:p>2.625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838" calcext:value-type="float">
            <text:p>2.838</text:p>
          </table:table-cell>
          <table:table-cell/>
          <table:table-cell office:value-type="float" office:value="1.862" calcext:value-type="float">
            <text:p>1.862</text:p>
          </table:table-cell>
          <table:table-cell/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747" calcext:value-type="float">
            <text:p>2.747</text:p>
          </table:table-cell>
          <table:table-cell/>
          <table:table-cell office:value-type="float" office:value="1.801" calcext:value-type="float">
            <text:p>1.801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686" calcext:value-type="float">
            <text:p>2.686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915" calcext:value-type="float">
            <text:p>0.915</text:p>
          </table:table-cell>
        </table:table-row>
        <table:table-row table:style-name="ro1">
          <table:table-cell/>
          <table:table-cell office:value-type="float" office:value="2.625" calcext:value-type="float">
            <text:p>2.625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831" calcext:value-type="float">
            <text:p>1.831</text:p>
          </table:table-cell>
          <table:table-cell/>
          <table:table-cell office:value-type="float" office:value="0.793" calcext:value-type="float">
            <text:p>0.793</text:p>
          </table:table-cell>
        </table:table-row>
        <table:table-row table:style-name="ro1">
          <table:table-cell/>
          <table:table-cell office:value-type="float" office:value="2.533" calcext:value-type="float">
            <text:p>2.533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24" calcext:value-type="float">
            <text:p>0.824</text:p>
          </table:table-cell>
        </table:table-row>
        <table:table-row table:style-name="ro1">
          <table:table-cell/>
          <table:table-cell office:value-type="float" office:value="2.625" calcext:value-type="float">
            <text:p>2.625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6:55:12.139625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1:26:26.111378039</meta:creation-date>
    <dc:date>2017-05-29T17:11:19.374879313</dc:date>
    <meta:editing-duration>PT1H16M45S</meta:editing-duration>
    <meta:editing-cycles>10</meta:editing-cycles>
    <meta:generator>LibreOffice/5.1.6.2$Linux_X86_64 LibreOffice_project/10m0$Build-2</meta:generator>
    <meta:document-statistic meta:table-count="2" meta:cell-count="950" meta:object-count="0"/>
  </office:meta>
</office:document-meta>
</file>